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91.99pt"/>
    </style:style>
    <style:style style:name="co3" style:family="table-column">
      <style:table-column-properties fo:break-before="auto" style:column-width="18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_20_Minor_20_Chord_20_Results">
      <style:table-properties table:display="true" style:writing-mode="lr-tb"/>
    </style:style>
    <style:style style:name="ta2" style:family="table" style:master-page-name="PageStyle_5f_C_20_Melody_20_Results">
      <style:table-properties table:display="true" style:writing-mode="lr-tb"/>
    </style:style>
    <style:style style:name="ta3" style:family="table" style:master-page-name="PageStyle_5f_Chromatic_20_Scale_20_Result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 Minor Chord Resul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enegle AI Fitness Data</text:p>
          </table:table-cell>
          <table:table-cell table:style-name="ce6"/>
          <table:table-cell table:style-name="ce6" office:value-type="string" calcext:value-type="string">
            <text:p>Other Results are on the other Sheets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User Input:</text:p>
          </table:table-cell>
          <table:table-cell table:style-name="ce7" office:value-type="string" calcext:value-type="string" table:number-columns-spanned="3" table:number-rows-spanned="1">
            <text:p>(0 : 1) <text:s/>(2 : 3) <text:s/>(5 : 4) <text:s/>(9 : 4) 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rial Number</text:p>
          </table:table-cell>
          <table:table-cell table:style-name="ce8" office:value-type="string" calcext:value-type="string">
            <text:p>Best Output Histogram</text:p>
          </table:table-cell>
          <table:table-cell table:style-name="ce8" office:value-type="string" calcext:value-type="string">
            <text:p>Best Fitness</text:p>
          </table:table-cell>
          <table:table-cell table:style-name="ce10" office:value-type="string" calcext:value-type="string">
            <text:p>Average Fitnes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(9 : 3)</text:p>
          </table:table-cell>
          <table:table-cell table:style-name="ce9" office:value-type="float" office:value="12" calcext:value-type="float">
            <text:p>12</text:p>
          </table:table-cell>
          <table:table-cell table:formula="of:=AVERAGE([.D6:.D1000])" office:value-type="string" office:string-value="8.466666667" calcext:value-type="string">
            <text:p>8.46666666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(4 : 1) <text:s/>(5 : 2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(5 : 1) <text:s/>(6 : 1) <text:s/>(7 : 1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(5 : 1) <text:s/>(10 : 2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(2 : 2) <text:s/>(10 : 1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(0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(2 : 1) <text:s/>(5 : 1)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(9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(2 : 1) <text:s/>(9 : 1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(5 : 1) <text:s/>(11 : 2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(1 : 1) <text:s/>(5 : 1) <text:s/>(6 : 1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(5 : 1) <text:s/>(6 : 1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(5 : 1) <text:s/>(9 : 2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(9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(2 : 2) <text:s/>(9 : 1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(5 : 1) <text:s/>(9 : 2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(5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(2 : 2) <text:s/>(6 : 1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(2 : 2) <text:s/>(5 : 1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(2 : 3)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(9 : 2) <text:s/>(11 : 1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(2 : 2) <text:s/>(9 : 1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(2 : 1) <text:s/>(9 : 2)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9" office:value-type="string" calcext:value-type="string">
            <text:p>(3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(1 : 1) <text:s/>(9 : 2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9" office:value-type="string" calcext:value-type="string">
            <text:p>(5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(1 : 2) <text:s/>(5 : 1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9" office:value-type="string" calcext:value-type="string">
            <text:p>(6 : 1) <text:s/>(8 : 1) <text:s/>(9 : 1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(9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(8 : 1) <text:s/>(9 : 1) <text:s/>(10 : 1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965">
          <table:table-cell/>
          <table:table-cell table:style-name="ce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Melody Results" table:style-name="ta2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enegle AI Fitness Data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User Input:</text:p>
          </table:table-cell>
          <table:table-cell table:style-name="ce7" office:value-type="string" calcext:value-type="string" table:number-columns-spanned="3" table:number-rows-spanned="1">
            <text:p><text:s/>(0 : 4) <text:s/>(2 : 1) <text:s/>(4 : 2) <text:s/>(5 : 1) <text:s/>(7 : 2) <text:s/>(9 : 1) <text:s/>(11 : 1) 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rial Number</text:p>
          </table:table-cell>
          <table:table-cell table:style-name="ce8" office:value-type="string" calcext:value-type="string">
            <text:p>Best Output Histogram</text:p>
          </table:table-cell>
          <table:table-cell table:style-name="ce8" office:value-type="string" calcext:value-type="string">
            <text:p>Best Fitness</text:p>
          </table:table-cell>
          <table:table-cell table:style-name="ce10" office:value-type="string" calcext:value-type="string">
            <text:p>Average Fitnes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(0 : 3)</text:p>
          </table:table-cell>
          <table:table-cell table:style-name="ce9" office:value-type="float" office:value="12" calcext:value-type="float">
            <text:p>12</text:p>
          </table:table-cell>
          <table:table-cell table:formula="of:=AVERAGE([.D6:.D1000])" office:value-type="string" office:string-value="5.866666667" calcext:value-type="string">
            <text:p>5.86666666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(4 : 3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(5 : 1) <text:s/>(11 : 2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(4 : 2) <text:s/>(7 : 1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(2 : 1) <text:s/>(4 : 1) <text:s/>(8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(5 : 1) <text:s/>(10 : 2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(0 : 2) <text:s/>(11 : 1)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(0 : 2) <text:s/>(3 : 1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(0 : 1) <text:s/>(4 : 2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(1 : 1) <text:s/>(4 : 1) <text:s/>(8 : 1)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(6 : 1) <text:s/>(7 : 1) <text:s/>(8 : 1)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(0 : 2) <text:s/>(11 : 1)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(11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(0 : 2) <text:s/>(6 : 1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(0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(7 : 3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(2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(0 : 2) <text:s/>(3 : 1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(0 : 3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(0 : 2) <text:s/>(9 : 1)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(5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(5 : 2) <text:s/>(11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(4 : 1) <text:s/>(7 : 2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9" office:value-type="string" calcext:value-type="string">
            <text:p>(3 : 2) <text:s/>(6 : 1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(0 : 1) <text:s/>(8 : 1) <text:s/>(10 : 1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9" office:value-type="string" calcext:value-type="string">
            <text:p>(4 : 3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(0 : 1) <text:s/>(3 : 1) <text:s/>(4 : 1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9" office:value-type="string" calcext:value-type="string">
            <text:p>(6 : 1) <text:s/>(7 : 2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(0 : 2) <text:s/>(1 : 1)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(9 : 2) <text:s/>(10 : 1)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965">
          <table:table-cell/>
          <table:table-cell table:style-name="ce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matic Scale Results" table:style-name="ta3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enegle AI Fitness Data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User Input:</text:p>
          </table:table-cell>
          <table:table-cell table:style-name="ce7" office:value-type="string" calcext:value-type="string" table:number-columns-spanned="3" table:number-rows-spanned="1">
            <text:p>(0 : 1) <text:s/>(1 : 1) <text:s/>(2 : 1) <text:s/>(3 : 1) <text:s/>(4 : 1) <text:s/>(5 : 1) <text:s/>(6 : 1) <text:s/>(7 : 1) <text:s/>(8 : 1) <text:s/>(9 : 1) <text:s/>(10 : 1) <text:s/>(11 : 1) 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rial Number</text:p>
          </table:table-cell>
          <table:table-cell table:style-name="ce8" office:value-type="string" calcext:value-type="string">
            <text:p>Best Output Histogram</text:p>
          </table:table-cell>
          <table:table-cell table:style-name="ce8" office:value-type="string" calcext:value-type="string">
            <text:p>Best Fitness</text:p>
          </table:table-cell>
          <table:table-cell table:style-name="ce10" office:value-type="string" calcext:value-type="string">
            <text:p>Average Fitnes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(0 : 1)</text:p>
          </table:table-cell>
          <table:table-cell table:style-name="ce9" office:value-type="float" office:value="1" calcext:value-type="float">
            <text:p>1</text:p>
          </table:table-cell>
          <table:table-cell table:formula="of:=AVERAGE([.D6:.D1000])" office:value-type="string" office:string-value="2.8" calcext:value-type="string">
            <text:p>2.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(10 : 2) <text:s/>(11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(6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(2 : 1) <text:s/>(10 : 1) <text:s/>(11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(3 : 1) <text:s/>(4 : 1) <text:s/>(8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(2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(1 : 1) <text:s/>(4 : 2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(9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(2 : 1) <text:s/>(5 : 1) <text:s/>(10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(0 : 2) <text:s/>(7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(2 : 2) <text:s/>(4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(11 : 2)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(0 : 2) <text:s/>(5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(5 : 2) <text:s/>(7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(0 : 1) <text:s/>(3 : 1) <text:s/>(6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(3 : 2) <text:s/>(11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(9 : 1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(2 : 1) <text:s/>(3 : 1) <text:s/>(5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(2 : 1) <text:s/>(4 : 1) <text:s/>(8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(8 : 2) <text:s/>(10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(11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(11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(4 : 1) <text:s/>(5 : 1)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9" office:value-type="string" calcext:value-type="string">
            <text:p>(2 : 2) <text:s/>(11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(1 : 2) <text:s/>(11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9" office:value-type="string" calcext:value-type="string">
            <text:p>(2 : 1) <text:s/>(7 : 2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(3 : 1) <text:s/>(9 : 1) <text:s/>(10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9" office:value-type="string" calcext:value-type="string">
            <text:p>(9 : 2) <text:s/>(11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(3 : 2) <text:s/>(7 : 1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(1 : 3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965">
          <table:table-cell/>
          <table:table-cell table:style-name="ce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_20_Minor_20_Chord_20_Results" style:display-name="PageStyle_D Minor Chord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Melody_20_Results" style:display-name="PageStyle_C Melody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romatic_20_Scale_20_Results" style:display-name="PageStyle_Chromatic Scale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5" meta:object-count="0"/>
    <meta:generator>LibreOfficeDev/5.1.0.3$Linux_X86_64 LibreOffice_project/</meta:generator>
  </office:meta>
</office:document-meta>
</file>